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Mono NFP" svg:font-family="'JetBrainsMono NFP'"/>
    <style:font-face style:name="JetBrainsMono NFP1" svg:font-family="'JetBrainsMono NFP'" style:font-family-generic="roman" style:font-pitch="variable"/>
    <style:font-face style:name="JetBrainsMono NFP2" svg:font-family="'JetBrainsMono NFP'" style:font-family-generic="swiss" style:font-pitch="variable"/>
    <style:font-face style:name="JetBrainsMono NFP3" svg:font-family="'JetBrainsMono NFP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76349" officeooo:paragraph-rsid="00176349"/>
    </style:style>
    <style:style style:name="P2" style:family="paragraph" style:parent-style-name="Text_20_body">
      <style:paragraph-properties fo:text-align="center" style:justify-single-word="false"/>
      <style:text-properties officeooo:rsid="00176349" officeooo:paragraph-rsid="00176349"/>
    </style:style>
    <style:style style:name="P3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itle"/>
      <text:p text:style-name="Title"/>
      <text:p text:style-name="Title"/>
      <text:p text:style-name="Title">Mansion zombie</text:p>
      <text:p text:style-name="P1">Izan Buil 2º DAM</text:p>
      <text:p text:style-name="P2">26/09/2025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Indice</text:p>
          </text:index-title>
        </text:index-body>
      </text:table-of-conten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Mono NFP" svg:font-family="'JetBrainsMono NFP'"/>
    <style:font-face style:name="JetBrainsMono NFP1" svg:font-family="'JetBrainsMono NFP'" style:font-family-generic="roman" style:font-pitch="variable"/>
    <style:font-face style:name="JetBrainsMono NFP2" svg:font-family="'JetBrainsMono NFP'" style:font-family-generic="swiss" style:font-pitch="variable"/>
    <style:font-face style:name="JetBrainsMono NFP3" svg:font-family="'JetBrainsMono NFP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JetBrainsMono NFP1" fo:font-size="12pt" fo:language="es" fo:country="ES" style:letter-kerning="true" style:font-name-asian="Noto Serif CJK SC" style:font-size-asian="10.5pt" style:language-asian="zh" style:country-asian="CN" style:font-name-complex="JetBrainsMono NFP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JetBrainsMono NFP1" fo:font-size="12pt" fo:language="es" fo:country="ES" style:letter-kerning="true" style:font-name-asian="Noto Serif CJK SC" style:font-size-asian="10.5pt" style:language-asian="zh" style:country-asian="CN" style:font-name-complex="JetBrainsMono NFP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JetBrainsMono NFP2" fo:font-family="'JetBrainsMono NFP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JetBrainsMono NFP3" style:font-family-complex="'JetBrainsMono NFP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JetBrainsMono NFP" style:font-family-complex="'JetBrainsMono NFP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JetBrainsMono NFP" style:font-family-complex="'JetBrainsMono NFP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JetBrainsMono NFP" style:font-family-complex="'JetBrainsMono NFP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2</text:page-number><text:s/>/ <text:page-count>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1:56:51.470569467</meta:creation-date>
    <meta:generator>LibreOffice/25.8.1.1$Linux_X86_64 LibreOffice_project/580$Build-1</meta:generator>
    <dc:date>2025-09-26T12:10:32.881026642</dc:date>
    <meta:editing-duration>PT13M40S</meta:editing-duration>
    <meta:editing-cycles>3</meta:editing-cycles>
    <meta:document-statistic meta:table-count="0" meta:image-count="0" meta:object-count="0" meta:page-count="2" meta:paragraph-count="5" meta:word-count="11" meta:character-count="51" meta:non-whitespace-character-count="45"/>
  </office:meta>
</office:document-meta>
</file>